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cripts/python/hello_world.py" manifest:media-type=""/>
  <manifest:file-entry manifest:full-path="Scripts/python/" manifest:media-type="application/binary"/>
  <manifest:file-entry manifest:full-path="Scripts/" manifest:media-type="application/binary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8pt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btn_hello" form:control-implementation="ooo:com.sun.star.form.component.CommandButton" xml:id="control1" form:id="control1" form:label="Say Hell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hello_world.py$hello_world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0" draw:name="Control 1" draw:style-name="gr1" draw:text-style-name="P1" svg:width="62.68mm" svg:height="16.36mm" svg:x="53.64mm" svg:y="26.86mm" draw:control="control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our Spirit</meta:initial-creator>
    <meta:creation-date>2023-06-13T16:12:08.987000000</meta:creation-date>
    <meta:generator>LibreOffice/7.5.3.2$Windows_X86_64 LibreOffice_project/9f56dff12ba03b9acd7730a5a481eea045e468f3</meta:generator>
    <dc:date>2023-06-13T16:18:09.408000000</dc:date>
    <dc:creator>Amour Spirit</dc:creator>
    <meta:editing-duration>PT2M3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